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a06" officeooo:paragraph-rsid="0002ca06"/>
    </style:style>
    <style:style style:name="P2" style:family="paragraph" style:parent-style-name="Standard">
      <style:text-properties officeooo:rsid="000c01ba" officeooo:paragraph-rsid="000c01ba"/>
    </style:style>
    <style:style style:name="P3" style:family="paragraph" style:parent-style-name="Standard">
      <style:paragraph-properties fo:margin-left="0in" fo:margin-right="0in" fo:text-indent="0in" style:auto-text-indent="false"/>
      <style:text-properties officeooo:rsid="00049ac2" officeooo:paragraph-rsid="000bf05c"/>
    </style:style>
    <style:style style:name="P4" style:family="paragraph" style:parent-style-name="Standard">
      <style:paragraph-properties fo:margin-left="0.5in" fo:margin-right="0in" fo:text-indent="0in" style:auto-text-indent="false"/>
      <style:text-properties officeooo:rsid="00049ac2" officeooo:paragraph-rsid="000c01ba"/>
    </style:style>
    <style:style style:name="P5" style:family="paragraph" style:parent-style-name="Standard">
      <style:paragraph-properties fo:margin-left="0.5in" fo:margin-right="0in" fo:text-indent="0in" style:auto-text-indent="false"/>
      <style:text-properties officeooo:paragraph-rsid="000c01ba"/>
    </style:style>
    <style:style style:name="P6" style:family="paragraph" style:parent-style-name="Standard" style:master-page-name="">
      <style:paragraph-properties fo:margin-left="0in" fo:margin-right="0in" fo:text-indent="0in" style:auto-text-indent="false" style:page-number="auto"/>
      <style:text-properties officeooo:rsid="000bf05c" officeooo:paragraph-rsid="000bf05c"/>
    </style:style>
    <style:style style:name="P7" style:family="paragraph" style:parent-style-name="Standard" style:master-page-name="">
      <style:paragraph-properties fo:margin-left="0in" fo:margin-right="0in" fo:text-indent="0in" style:auto-text-indent="false" style:page-number="auto"/>
      <style:text-properties fo:font-variant="normal" fo:text-transform="none" fo:color="#222222" style:font-name="Liberation Serif" fo:font-size="12pt" fo:letter-spacing="normal" fo:font-style="normal" fo:font-weight="normal" officeooo:rsid="000e07dd" officeooo:paragraph-rsid="000e07dd" style:font-size-asian="12pt" style:font-size-complex="12pt"/>
    </style:style>
    <style:style style:name="P8" style:family="paragraph" style:parent-style-name="Standard">
      <style:paragraph-properties fo:margin-left="0in" fo:margin-right="0in" fo:text-indent="0in" style:auto-text-indent="false"/>
      <style:text-properties officeooo:rsid="000bf05c" officeooo:paragraph-rsid="000c01ba"/>
    </style:style>
    <style:style style:name="P9" style:family="paragraph" style:parent-style-name="Standard">
      <style:paragraph-properties fo:margin-left="0in" fo:margin-right="0in" fo:text-indent="0in" style:auto-text-indent="false"/>
      <style:text-properties fo:font-variant="normal" fo:text-transform="none" fo:color="#222222" style:font-name="Liberation Serif" fo:font-size="12pt" fo:letter-spacing="normal" fo:font-style="normal" fo:font-weight="normal" officeooo:rsid="000c01ba" officeooo:paragraph-rsid="000c01ba" style:font-size-asian="12pt" style:font-size-complex="12pt"/>
    </style:style>
    <style:style style:name="P10" style:family="paragraph" style:parent-style-name="Standard">
      <style:paragraph-properties fo:margin-left="0in" fo:margin-right="0in" fo:text-indent="0in" style:auto-text-indent="false"/>
      <style:text-properties fo:font-variant="normal" fo:text-transform="none" fo:color="#222222" style:font-name="Liberation Serif" fo:font-size="12pt" fo:letter-spacing="normal" fo:font-style="normal" fo:font-weight="normal" officeooo:rsid="000e07dd" officeooo:paragraph-rsid="000e07dd" style:font-size-asian="12pt" style:font-size-complex="12pt"/>
    </style:style>
    <style:style style:name="P11" style:family="paragraph" style:parent-style-name="Standard">
      <style:paragraph-properties fo:margin-left="0in" fo:margin-right="0in" fo:text-indent="0in" style:auto-text-indent="false"/>
      <style:text-properties officeooo:rsid="000e07dd" officeooo:paragraph-rsid="000e07dd"/>
    </style:style>
    <style:style style:name="P12" style:family="paragraph" style:parent-style-name="Standard">
      <style:paragraph-properties fo:margin-left="0in" fo:margin-right="0in" fo:text-indent="0in" style:auto-text-indent="false"/>
      <style:text-properties officeooo:rsid="00049ac2" officeooo:paragraph-rsid="000c01ba"/>
    </style:style>
    <style:style style:name="P13" style:family="paragraph" style:parent-style-name="Standard">
      <style:paragraph-properties fo:margin-left="0.5in" fo:margin-right="0in" fo:text-indent="0in" style:auto-text-indent="false"/>
      <style:text-properties officeooo:rsid="000bf05c" officeooo:paragraph-rsid="000c01ba"/>
    </style:style>
    <style:style style:name="P14" style:family="paragraph" style:parent-style-name="Standard">
      <style:paragraph-properties fo:margin-left="0.5in" fo:margin-right="0in" fo:text-align="start" style:justify-single-word="false" fo:text-indent="0in" style:auto-text-indent="false"/>
      <style:text-properties style:font-name="Liberation Serif" fo:font-size="12pt" style:font-size-asian="12pt" style:font-size-complex="12pt"/>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222222" style:font-name="arial" fo:font-size="9pt" fo:letter-spacing="normal" fo:font-style="normal" fo:font-weight="normal" officeooo:rsid="000c01ba"/>
    </style:style>
    <style:style style:name="T3" style:family="text">
      <style:text-properties fo:font-variant="normal" fo:text-transform="none" fo:color="#222222" style:font-name="Liberation Serif" fo:font-size="12pt" fo:letter-spacing="normal" fo:font-style="normal" fo:font-weight="normal" officeooo:rsid="000c01ba" style:font-size-asian="12pt" style:font-size-complex="12pt"/>
    </style:style>
    <style:style style:name="T4" style:family="text">
      <style:text-properties fo:color="#000000"/>
    </style:style>
    <style:style style:name="T5" style:family="text">
      <style:text-properties fo:color="#000000" style:font-name="Liberation Serif" fo:font-size="12pt" style:font-size-asian="12pt" style:font-size-complex="12pt"/>
    </style:style>
    <style:style style:name="T6" style:family="text">
      <style:text-properties fo:color="#212121"/>
    </style:style>
    <style:style style:name="T7" style:family="text">
      <style:text-properties fo:color="#212121" style:font-name="Liberation Serif" fo:font-size="12pt" style:font-size-asian="12pt" style:font-size-complex="12pt"/>
    </style:style>
    <style:style style:name="T8" style:family="text">
      <style:text-properties officeooo:rsid="000e07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viewers.</text:p>
      <text:p text:style-name="P1"/>
      <text:p text:style-name="P2">Reviewer one had no comments, and we hope that this person will be satisfied with the current revision, since we've only made changes to the language used to describe the implications of this work.</text:p>
      <text:p text:style-name="P2"/>
      <text:p text:style-name="P1"/>
      <text:p text:style-name="P6">Dear reviewer two,</text:p>
      <text:p text:style-name="P3"/>
      <text:p text:style-name="P4"><text:span text:style-name="T2">R</text:span><text:span text:style-name="T1">eviewer #2: The authors have done a good job and the revisions have certainly improved the paper.</text:span><text:line-break/><text:line-break/><text:span text:style-name="T1">However, I remain unconvinced of the Abstract and the discussion/conclusion section. Regarding the abstract: To widen the readership of the article the abstract should provide some more general ideas for the application of the described relationships, e.g. for visualizing temporal variations, structuring life course events and durations etc. If possible, state that it is of potential interest for others type of life course measures than birth and death, and its possibilities outside of human demography.</text:span><text:line-break/><text:line-break/><text:span text:style-name="T1">Similarly, the conclusions section: a) try to spark the interest of the reader. b) Do not write "can have a non-trivial impact of the results", be stronger regarding your contributions if you think it is warranted. c) Is there any future research that follows naturally from your paper? If yes, please state. d) Summarize (again) how the relationships could potentially be important/used for other demographic measures than birth/death; how it can be applied for many other event-history/survival-analysis outcome studied. In short, the paper could be sold better.</text:span></text:p>
      <text:p text:style-name="P4"/>
      <text:p text:style-name="P7">Thank you for these tips. We've tried to do a better case of selling these results. We hope that this doesn't cross any lines of brazenness. </text:p>
      <text:p text:style-name="P10"/>
      <text:p text:style-name="P10">Changes have only been made in the abstract, introduction, and conclusions.</text:p>
      <text:p text:style-name="P10"/>
      <text:p text:style-name="P9">We've added the following language to the abstract: </text:p>
      <text:p text:style-name="P5"><text:span text:style-name="T3">“</text:span><text:span text:style-name="T5">Our</text:span><text:span text:style-name="T7"> </text:span><text:span text:style-name="T5">examples</text:span><text:span text:style-name="T7"> </text:span><text:span text:style-name="T5">are</text:span><text:span text:style-name="T7"> </text:span><text:span text:style-name="T5">based</text:span><text:span text:style-name="T7"> </text:span><text:span text:style-name="T5">on classic</text:span><text:span text:style-name="T7"> </text:span><text:span text:style-name="T5">human</text:span><text:span text:style-name="T7"> </text:span><text:span text:style-name="T5">demography,</text:span><text:span text:style-name="T7"> </text:span><text:span text:style-name="T5">but</text:span><text:span text:style-name="T7"> </text:span><text:span text:style-name="T5">the</text:span><text:span text:style-name="T7"> </text:span><text:span text:style-name="T5">concepts</text:span><text:span text:style-name="T7"> </text:span><text:span text:style-name="T5">we</text:span><text:span text:style-name="T7"> </text:span><text:span text:style-name="T5">present</text:span><text:span text:style-name="T7"> </text:span><text:span text:style-name="T5">are</text:span><text:span text:style-name="T7"> </text:span><text:span text:style-name="T5">generally</text:span><text:span text:style-name="T7"> </text:span><text:span text:style-name="T5">applicable to</text:span><text:span text:style-name="T7"> </text:span><text:span text:style-name="T5">event</text:span><text:span text:style-name="T7"> </text:span><text:span text:style-name="T5">history</text:span><text:span text:style-name="T7"> </text:span><text:span text:style-name="T5">data</text:span><text:span text:style-name="T7"> </text:span><text:span text:style-name="T5">setups</text:span><text:span text:style-name="T7"> </text:span><text:span text:style-name="T5">and</text:span><text:span text:style-name="T7"> </text:span><text:span text:style-name="T5">to</text:span><text:span text:style-name="T7"> </text:span><text:span text:style-name="T5">the</text:span><text:span text:style-name="T7"> </text:span><text:span text:style-name="T5">study</text:span><text:span text:style-name="T7"> </text:span><text:span text:style-name="T5">of</text:span><text:span text:style-name="T7"> </text:span><text:span text:style-name="T5">phenomena</text:span><text:span text:style-name="T7"> </text:span><text:span text:style-name="T5">measured</text:span><text:span text:style-name="T7"> </text:span><text:span text:style-name="T5">on</text:span><text:span text:style-name="T7"> </text:span><text:span text:style-name="T5">any</text:span><text:span text:style-name="T7"> </text:span><text:span text:style-name="T5">scale</text:span><text:span text:style-name="T7"> </text:span><text:span text:style-name="T5">of calendar</text:span><text:span text:style-name="T7"> </text:span><text:span text:style-name="T5">time.”</text:span></text:p>
      <text:p text:style-name="P8"><text:line-break/><text:span text:style-name="T8">The following language has been added to the introduction:</text:span></text:p>
      <text:p text:style-name="P13"/>
      <text:p text:style-name="P8"/>
      <text:p text:style-name="P14"><text:span text:style-name="T4">… The</text:span><text:span text:style-name="T6"> </text:span><text:span text:style-name="T4">temporal</text:span><text:span text:style-name="T6"> </text:span><text:span text:style-name="T4">relationships</text:span><text:span text:style-name="T6"> </text:span><text:span text:style-name="T4">we</text:span><text:span text:style-name="T6"> </text:span><text:span text:style-name="T4">describe</text:span><text:span text:style-name="T6"> </text:span><text:span text:style-name="T4">will</text:span><text:span text:style-name="T6"> </text:span><text:span text:style-name="T4">also</text:span><text:span text:style-name="T6"> </text:span><text:span text:style-name="T4">be</text:span><text:span text:style-name="T6"> </text:span><text:span text:style-name="T4">useful</text:span><text:span text:style-name="T6"> </text:span><text:span text:style-name="T4">for</text:span><text:span text:style-name="T6"> </text:span><text:span text:style-name="T4">researchers</text:span><text:span text:style-name="T6"> </text:span><text:span text:style-name="T4">to</text:span><text:span text:style-name="T6"> </text:span><text:span text:style-name="T4">better</text:span><text:span text:style-name="T6"> </text:span><text:span text:style-name="T4">detect</text:span><text:span text:style-name="T6"> </text:span><text:span text:style-name="T4">and</text:span><text:span text:style-name="T6"> </text:span><text:span text:style-name="T4">understand</text:span><text:span text:style-name="T6"> </text:span><text:span text:style-name="T4">patterns</text:span><text:span text:style-name="T6"> </text:span><text:span text:style-name="T4">in</text:span><text:span text:style-name="T6"> </text:span><text:span text:style-name="T4">their</text:span><text:span text:style-name="T6"> </text:span><text:span text:style-name="T4">data,</text:span><text:span text:style-name="T6"> </text:span><text:span text:style-name="T4">and</text:span><text:span text:style-name="T6"> </text:span><text:span text:style-name="T4">for methodologists</text:span><text:span text:style-name="T6"> </text:span><text:span text:style-name="T4">to</text:span><text:span text:style-name="T6"> </text:span><text:span text:style-name="T4">rigorously</text:span><text:span text:style-name="T6"> </text:span><text:span text:style-name="T4">account</text:span><text:span text:style-name="T6"> </text:span><text:span text:style-name="T4">for</text:span><text:span text:style-name="T6"> </text:span><text:span text:style-name="T4">the</text:span><text:span text:style-name="T6"> </text:span><text:span text:style-name="T4">structure</text:span><text:span text:style-name="T6"> </text:span><text:span text:style-name="T4">of</text:span><text:span text:style-name="T6"> </text:span><text:span text:style-name="T4">data</text:span><text:span text:style-name="T6"> </text:span><text:span text:style-name="T4">in</text:span><text:span text:style-name="T6"> </text:span><text:span text:style-name="T4">demographic methods</text:span><text:span text:style-name="T6"> </text:span><text:span text:style-name="T4">or</text:span><text:span text:style-name="T6"> </text:span><text:span text:style-name="T4">statistical</text:span><text:span text:style-name="T6"> </text:span><text:span text:style-name="T4">designs.</text:span><text:span text:style-name="T6"> </text:span><text:span text:style-name="T4">Substantively,</text:span><text:span text:style-name="T6"> </text:span><text:span text:style-name="T4">the</text:span><text:span text:style-name="T6"> </text:span><text:span text:style-name="T4">concepts</text:span><text:span text:style-name="T6"> </text:span><text:span text:style-name="T4">we</text:span><text:span text:style-name="T6"> </text:span><text:span text:style-name="T4">present are</text:span><text:span text:style-name="T6"> </text:span><text:span text:style-name="T4">applicable</text:span><text:span text:style-name="T6"> </text:span><text:span text:style-name="T4">to</text:span><text:span text:style-name="T6"> </text:span><text:span text:style-name="T4">the</text:span><text:span text:style-name="T6"> </text:span><text:span text:style-name="T4">structure</text:span><text:span text:style-name="T6"> </text:span><text:span text:style-name="T4">and</text:span><text:span text:style-name="T6"> </text:span><text:span text:style-name="T4">study</text:span><text:span text:style-name="T6"> </text:span><text:span text:style-name="T4">of</text:span><text:span text:style-name="T6"> </text:span><text:span text:style-name="T4">any</text:span><text:span text:style-name="T6"> </text:span><text:span text:style-name="T4">phenomenon</text:span><text:span text:style-name="T6"> </text:span><text:span text:style-name="T4">or</text:span><text:span text:style-name="T6"> </text:span><text:span text:style-name="T4">transition</text:span><text:span text:style-name="T6"> </text:span><text:span text:style-name="T4">that</text:span></text:p>
      <text:p text:style-name="P14"><text:span text:style-name="T4">varies</text:span><text:span text:style-name="T6"> </text:span><text:span text:style-name="T4">in</text:span><text:span text:style-name="T6"> </text:span><text:span text:style-name="T4">time.</text:span><text:span text:style-name="T6"> </text:span><text:span text:style-name="T4">This</text:span><text:span text:style-name="T6"> </text:span><text:span text:style-name="T4">includes</text:span><text:span text:style-name="T6"> </text:span><text:span text:style-name="T4">any</text:span><text:span text:style-name="T6"> </text:span><text:span text:style-name="T4">phenomena</text:span><text:span text:style-name="T6"> </text:span><text:span text:style-name="T4">or</text:span><text:span text:style-name="T6"> </text:span><text:span text:style-name="T4">transition describable</text:span><text:span text:style-name="T6"> </text:span><text:span text:style-name="T4">by</text:span><text:span text:style-name="T6"> </text:span><text:span text:style-name="T4">either</text:span><text:span text:style-name="T6"> </text:span><text:span text:style-name="T4">single</text:span><text:span text:style-name="T6"> </text:span><text:span text:style-name="T4">or</text:span><text:span text:style-name="T6"> </text:span><text:span text:style-name="T4">multistate</text:span><text:span text:style-name="T6"> </text:span><text:span text:style-name="T4">models.</text:span><text:span text:style-name="T6"> </text:span></text:p>
      <text:p text:style-name="P8"/>
      <text:p text:style-name="P11">Other changes in the introduction are more minor.</text:p>
      <text:p text:style-name="P11"/>
      <text:p text:style-name="P11">The conclusions have been largely redrafted, with much new language that we help will broaden appeal. We also outline tentative advice for using this framework in other areas, <text:s/>and we give suggestions for other areas of demography where it might be applied. We also mention a few ways in which this formal research itself may be further developed. </text:p>
      <text:p text:style-name="P11"/>
      <text:p text:style-name="P11">Many thanks again for your careful and helpful review</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7-04-28T22:24:20.129192016</meta:creation-date>
    <dc:date>2017-07-04T18:19:45.786856111</dc:date>
    <dc:creator>Tim Riffe</dc:creator>
    <meta:editing-duration>PT1H51M19S</meta:editing-duration>
    <meta:editing-cycles>5</meta:editing-cycles>
    <meta:generator>LibreOffice/4.2.8.2$Linux_X86_64 LibreOffice_project/420m0$Build-2</meta:generator>
    <meta:document-statistic meta:table-count="0" meta:image-count="0" meta:object-count="0" meta:page-count="1" meta:paragraph-count="14" meta:word-count="454" meta:character-count="2870" meta:non-whitespace-character-count="2422"/>
  </office:meta>
</office:document-meta>
</file>